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196cm" table:align="left"/>
    </style:style>
    <style:style style:name="Table1.A" style:family="table-column">
      <style:table-column-properties style:column-width="4.595cm"/>
    </style:style>
    <style:style style:name="Table1.B" style:family="table-column">
      <style:table-column-properties style:column-width="7.601cm"/>
    </style:style>
    <style:style style:name="Table1.A1" style:family="table-cell">
      <style:table-cell-properties style:vertical-align="middle" fo:padding="0.049cm" fo:border="none"/>
    </style:style>
    <style:style style:name="P1" style:family="paragraph" style:parent-style-name="Standard">
      <style:text-properties officeooo:paragraph-rsid="01a5e48a"/>
    </style:style>
    <style:style style:name="P2" style:family="paragraph" style:parent-style-name="Text_20_body">
      <style:text-properties officeooo:paragraph-rsid="00742d59"/>
    </style:style>
    <style:style style:name="P3" style:family="paragraph" style:parent-style-name="Text_20_body">
      <style:text-properties officeooo:paragraph-rsid="00f47fe4"/>
    </style:style>
    <style:style style:name="P4" style:family="paragraph" style:parent-style-name="Text_20_body">
      <style:text-properties officeooo:paragraph-rsid="00f6fbf4"/>
    </style:style>
    <style:style style:name="P5" style:family="paragraph" style:parent-style-name="Standard">
      <style:text-properties fo:color="#000000" style:font-name="Liberation Serif" officeooo:rsid="001d205d" officeooo:paragraph-rsid="0087bf4c"/>
    </style:style>
    <style:style style:name="P6" style:family="paragraph" style:parent-style-name="Standard">
      <style:text-properties fo:color="#000000" style:font-name="Liberation Serif" fo:font-size="14pt" style:font-size-asian="14pt" style:font-size-complex="14pt"/>
    </style:style>
    <style:style style:name="P7" style:family="paragraph" style:parent-style-name="Standard" style:list-style-name="L15">
      <style:text-properties fo:color="#000000" style:font-name="Liberation Serif" fo:font-size="14pt" officeooo:rsid="001d205d" officeooo:paragraph-rsid="0087bf4c" style:font-size-asian="14pt" style:font-size-complex="14pt"/>
    </style:style>
    <style:style style:name="P8" style:family="paragraph" style:parent-style-name="Standard">
      <style:text-properties style:font-name="Liberation Serif" officeooo:rsid="01c05fda" officeooo:paragraph-rsid="01a5e48a"/>
    </style:style>
    <style:style style:name="P9" style:family="paragraph" style:parent-style-name="Standard">
      <style:text-properties style:font-name="Liberation Serif" fo:font-weight="bold" officeooo:rsid="02114241" officeooo:paragraph-rsid="02114241" style:font-weight-asian="bold" style:font-weight-complex="bold"/>
    </style:style>
    <style:style style:name="P10" style:family="paragraph" style:parent-style-name="Standard">
      <style:text-properties style:font-name="Liberation Serif" officeooo:rsid="0212f18a" officeooo:paragraph-rsid="0212f18a"/>
    </style:style>
    <style:style style:name="P11" style:family="paragraph" style:parent-style-name="Standard">
      <style:text-properties officeooo:paragraph-rsid="025ac6fc"/>
    </style:style>
    <style:style style:name="P12" style:family="paragraph" style:parent-style-name="Text_20_body" style:list-style-name="L1"/>
    <style:style style:name="P13" style:family="paragraph" style:parent-style-name="Text_20_body" style:list-style-name="L2">
      <style:text-properties officeooo:paragraph-rsid="00f6fbf4"/>
    </style:style>
    <style:style style:name="P14" style:family="paragraph" style:parent-style-name="Text_20_body" style:list-style-name="L3">
      <style:text-properties officeooo:paragraph-rsid="02585f5c"/>
    </style:style>
    <style:style style:name="P15" style:family="paragraph" style:parent-style-name="Text_20_body" style:list-style-name="L4">
      <style:text-properties officeooo:paragraph-rsid="024a5f09"/>
    </style:style>
    <style:style style:name="P16" style:family="paragraph" style:parent-style-name="Text_20_body" style:list-style-name="L7">
      <style:text-properties officeooo:paragraph-rsid="025ac6fc"/>
    </style:style>
    <style:style style:name="P17" style:family="paragraph" style:parent-style-name="Text_20_body">
      <style:text-properties fo:color="#000000" style:font-name="Liberation Serif" fo:font-size="14pt" officeooo:paragraph-rsid="024a5f09" style:font-size-asian="14pt" style:font-size-complex="14pt"/>
    </style:style>
    <style:style style:name="P18" style:family="paragraph" style:parent-style-name="Text_20_body">
      <style:text-properties fo:color="#000000" style:font-name="Liberation Serif" fo:font-size="14pt" officeooo:paragraph-rsid="025ac6fc" style:font-size-asian="14pt" style:font-size-complex="14pt"/>
    </style:style>
    <style:style style:name="P19" style:family="paragraph" style:parent-style-name="Text_20_body" style:list-style-name="L18">
      <style:text-properties fo:color="#000000" style:font-name="Liberation Serif" fo:font-size="14pt" officeooo:paragraph-rsid="025ac6fc" style:font-size-asian="14pt" style:font-size-complex="14pt"/>
    </style:style>
    <style:style style:name="P20" style:family="paragraph" style:parent-style-name="Text_20_body" style:list-style-name="L23">
      <style:text-properties fo:color="#000000" style:font-name="Liberation Serif" fo:font-size="14pt" officeooo:rsid="02c53007" officeooo:paragraph-rsid="02c53007" style:font-size-asian="14pt" style:font-size-complex="14pt"/>
    </style:style>
    <style:style style:name="P21" style:family="paragraph" style:parent-style-name="Text_20_body">
      <style:text-properties fo:color="#000000" style:font-name="Liberation Serif" fo:font-size="14pt" officeooo:paragraph-rsid="02c53007" style:font-size-asian="14pt" style:font-size-complex="14pt"/>
    </style:style>
    <style:style style:name="P22" style:family="paragraph" style:parent-style-name="Text_20_body">
      <style:text-properties fo:color="#000000" style:font-name="Liberation Serif" fo:font-size="14pt" fo:font-weight="bold" officeooo:rsid="01e90d8a" officeooo:paragraph-rsid="024a5f09" style:font-size-asian="14pt" style:font-weight-asian="bold" style:font-size-complex="14pt" style:font-weight-complex="bold"/>
    </style:style>
    <style:style style:name="P23" style:family="paragraph" style:parent-style-name="Text_20_body">
      <style:text-properties fo:color="#000000" style:font-name="Liberation Serif" fo:font-size="14pt" fo:font-weight="bold" officeooo:rsid="01e12a62" officeooo:paragraph-rsid="024a5f09" style:font-size-asian="14pt" style:font-weight-asian="bold" style:font-size-complex="14pt" style:font-weight-complex="bold"/>
    </style:style>
    <style:style style:name="P24" style:family="paragraph" style:parent-style-name="Text_20_body" style:list-style-name="L10">
      <style:text-properties officeooo:paragraph-rsid="0248bfaf"/>
    </style:style>
    <style:style style:name="P25" style:family="paragraph" style:parent-style-name="Text_20_body" style:list-style-name="L13">
      <style:text-properties officeooo:paragraph-rsid="00742d59"/>
    </style:style>
    <style:style style:name="P26" style:family="paragraph" style:parent-style-name="Text_20_body" style:list-style-name="L14"/>
    <style:style style:name="P27" style:family="paragraph" style:parent-style-name="Text_20_body">
      <style:text-properties style:font-name="Liberation Serif" fo:font-size="13pt" style:font-size-asian="13pt" style:font-size-complex="13pt"/>
    </style:style>
    <style:style style:name="P28" style:family="paragraph" style:parent-style-name="Text_20_body">
      <style:text-properties style:font-name="Liberation Serif" fo:font-size="14pt" style:font-size-asian="14pt" style:font-size-complex="14pt"/>
    </style:style>
    <style:style style:name="P29" style:family="paragraph" style:parent-style-name="Text_20_body">
      <style:text-properties officeooo:paragraph-rsid="0248bfaf"/>
    </style:style>
    <style:style style:name="P30" style:family="paragraph" style:parent-style-name="Text_20_body" style:list-style-name="L16">
      <style:text-properties officeooo:paragraph-rsid="024a5f09"/>
    </style:style>
    <style:style style:name="P31" style:family="paragraph" style:parent-style-name="Text_20_body" style:list-style-name="L17">
      <style:text-properties officeooo:paragraph-rsid="024a5f09"/>
    </style:style>
    <style:style style:name="P32" style:family="paragraph" style:parent-style-name="Text_20_body">
      <style:text-properties fo:color="#333333" style:font-name="Noto Serif CJK JP" fo:font-size="12pt" officeooo:paragraph-rsid="025ac6fc" style:font-size-asian="12pt" style:font-size-complex="12pt"/>
    </style:style>
    <style:style style:name="P33" style:family="paragraph" style:parent-style-name="Text_20_body" style:list-style-name="L19">
      <style:text-properties officeooo:paragraph-rsid="025ac6fc"/>
    </style:style>
    <style:style style:name="P34" style:family="paragraph" style:parent-style-name="Text_20_body" style:list-style-name="L20">
      <style:text-properties officeooo:paragraph-rsid="025ac6fc"/>
    </style:style>
    <style:style style:name="P35" style:family="paragraph" style:parent-style-name="Text_20_body" style:list-style-name="L21">
      <style:text-properties officeooo:paragraph-rsid="025ac6fc"/>
    </style:style>
    <style:style style:name="P36" style:family="paragraph" style:parent-style-name="Text_20_body">
      <style:text-properties officeooo:paragraph-rsid="025ac6fc"/>
    </style:style>
    <style:style style:name="P37" style:family="paragraph" style:parent-style-name="Text_20_body" style:list-style-name="L22">
      <style:text-properties officeooo:rsid="028de9c6" officeooo:paragraph-rsid="028de9c6"/>
    </style:style>
    <style:style style:name="P38" style:family="paragraph" style:parent-style-name="Text_20_body">
      <style:text-properties officeooo:paragraph-rsid="029150f4"/>
    </style:style>
    <style:style style:name="P39" style:family="paragraph" style:parent-style-name="Text_20_body">
      <style:text-properties officeooo:paragraph-rsid="029890f9"/>
    </style:style>
    <style:style style:name="P40" style:family="paragraph" style:parent-style-name="Text_20_body">
      <style:text-properties officeooo:paragraph-rsid="02a2d113"/>
    </style:style>
    <style:style style:name="P41" style:family="paragraph" style:parent-style-name="Text_20_body">
      <style:text-properties fo:font-size="14pt" style:font-size-asian="14pt" style:font-size-complex="14pt"/>
    </style:style>
    <style:style style:name="P42" style:family="paragraph" style:parent-style-name="Text_20_body">
      <style:text-properties officeooo:paragraph-rsid="02cbd4f2"/>
    </style:style>
    <style:style style:name="P43" style:family="paragraph" style:parent-style-name="Text_20_body" style:list-style-name="L24">
      <style:text-properties officeooo:paragraph-rsid="02cd0d6b"/>
    </style:style>
    <style:style style:name="P44" style:family="paragraph" style:parent-style-name="Text_20_body" style:list-style-name="L25"/>
    <style:style style:name="P45" style:family="paragraph" style:parent-style-name="Text_20_body">
      <style:text-properties officeooo:paragraph-rsid="0318a0b7"/>
    </style:style>
    <style:style style:name="P46" style:family="paragraph" style:parent-style-name="Title">
      <style:text-properties fo:color="#000000" style:font-name="Liberation Serif" fo:font-size="24pt" style:font-size-asian="24pt" style:font-size-complex="24pt"/>
    </style:style>
    <style:style style:name="P47" style:family="paragraph" style:parent-style-name="Heading_20_1">
      <style:text-properties fo:color="#000000" style:font-name="Liberation Serif" fo:font-size="16pt" officeooo:paragraph-rsid="024a5f09" style:font-size-asian="16pt" style:font-size-complex="16pt"/>
    </style:style>
    <style:style style:name="P48" style:family="paragraph" style:parent-style-name="Heading_20_1">
      <style:text-properties fo:color="#000000" style:font-name="Liberation Serif" fo:font-size="14pt" officeooo:paragraph-rsid="025ac6fc" style:font-size-asian="14pt" style:font-size-complex="14pt"/>
    </style:style>
    <style:style style:name="P49" style:family="paragraph" style:parent-style-name="Heading_20_1" style:list-style-name="L10">
      <style:text-properties officeooo:paragraph-rsid="0248bfaf"/>
    </style:style>
    <style:style style:name="P50" style:family="paragraph" style:parent-style-name="Heading_20_1">
      <style:text-properties style:font-name="Liberation Serif" fo:font-size="16pt" style:font-size-asian="16pt" style:font-size-complex="16pt"/>
    </style:style>
    <style:style style:name="P51" style:family="paragraph" style:parent-style-name="Heading_20_1">
      <style:text-properties officeooo:paragraph-rsid="0248bfaf"/>
    </style:style>
    <style:style style:name="P52" style:family="paragraph" style:parent-style-name="Heading_20_1">
      <style:text-properties fo:font-size="16pt" style:font-size-asian="16pt" style:font-size-complex="16pt"/>
    </style:style>
    <style:style style:name="P53" style:family="paragraph" style:parent-style-name="Heading_20_1">
      <style:text-properties officeooo:paragraph-rsid="024a5f09"/>
    </style:style>
    <style:style style:name="P54" style:family="paragraph" style:parent-style-name="Heading_20_1">
      <style:text-properties officeooo:paragraph-rsid="02585f5c"/>
    </style:style>
    <style:style style:name="P55" style:family="paragraph" style:parent-style-name="Heading_20_1">
      <style:text-properties officeooo:paragraph-rsid="025ac6fc"/>
    </style:style>
    <style:style style:name="P56" style:family="paragraph" style:parent-style-name="Heading_20_1">
      <style:text-properties officeooo:paragraph-rsid="029890f9"/>
    </style:style>
    <style:style style:name="P57" style:family="paragraph" style:parent-style-name="Heading_20_1">
      <style:text-properties officeooo:paragraph-rsid="02cd0d6b"/>
    </style:style>
    <style:style style:name="P58" style:family="paragraph" style:parent-style-name="Heading_20_6">
      <style:text-properties fo:color="#000000" style:font-name="Liberation Serif" fo:font-size="14pt" officeooo:paragraph-rsid="025ac6fc" style:font-size-asian="14pt" style:font-size-complex="14pt"/>
    </style:style>
    <style:style style:name="P59" style:family="paragraph" style:parent-style-name="Preformatted_20_Text">
      <style:text-properties fo:color="#000000" style:font-name="Liberation Serif" fo:font-size="14pt" fo:font-weight="normal" officeooo:paragraph-rsid="025ac6fc" style:font-size-asian="14pt" style:font-weight-asian="normal" style:font-size-complex="14pt" style:font-weight-complex="normal"/>
    </style:style>
    <style:style style:name="P60" style:family="paragraph" style:parent-style-name="Preformatted_20_Text">
      <style:text-properties style:font-name="Liberation Serif" fo:font-weight="bold" officeooo:rsid="01c05fda" officeooo:paragraph-rsid="01a5e48a" style:font-weight-asian="bold" style:font-weight-complex="bold"/>
    </style:style>
    <style:style style:name="P61" style:family="paragraph" style:parent-style-name="Preformatted_20_Text">
      <style:text-properties officeooo:paragraph-rsid="029890f9"/>
    </style:style>
    <style:style style:name="P62" style:family="paragraph" style:parent-style-name="Preformatted_20_Text">
      <style:text-properties fo:font-size="14pt" style:font-size-asian="14pt" style:font-size-complex="14pt"/>
    </style:style>
    <style:style style:name="P63" style:family="paragraph" style:parent-style-name="Preformatted_20_Text">
      <style:paragraph-properties fo:margin-top="0cm" fo:margin-bottom="0.499cm" loext:contextual-spacing="false"/>
    </style:style>
    <style:style style:name="P64" style:family="paragraph" style:parent-style-name="Preformatted_20_Text">
      <style:paragraph-properties fo:margin-top="0cm" fo:margin-bottom="0.499cm" loext:contextual-spacing="false"/>
      <style:text-properties fo:color="#000000" style:font-name="Liberation Serif" fo:font-size="14pt" fo:font-weight="normal" officeooo:paragraph-rsid="025ac6fc" style:font-size-asian="14pt" style:font-weight-asian="normal" style:font-size-complex="14pt" style:font-weight-complex="normal"/>
    </style:style>
    <style:style style:name="P65" style:family="paragraph" style:parent-style-name="Preformatted_20_Text">
      <style:paragraph-properties fo:margin-top="0cm" fo:margin-bottom="0.499cm" loext:contextual-spacing="false"/>
      <style:text-properties style:font-name="Liberation Serif" fo:font-weight="bold" style:font-weight-asian="bold" style:font-weight-complex="bold"/>
    </style:style>
    <style:style style:name="P66" style:family="paragraph" style:parent-style-name="Table_20_Contents">
      <style:text-properties style:font-name="Liberation Serif"/>
    </style:style>
    <style:style style:name="P67" style:family="paragraph" style:parent-style-name="Table_20_Contents">
      <style:text-properties style:font-name="Liberation Serif" fo:font-weight="bold" style:font-weight-asian="bold" style:font-weight-complex="bold"/>
    </style:style>
    <style:style style:name="P68" style:family="paragraph" style:parent-style-name="Table_20_Heading">
      <style:text-properties style:font-name="Liberation Serif"/>
    </style:style>
    <style:style style:name="T1" style:family="text">
      <style:text-properties fo:font-weight="bold" style:font-weight-asian="bold" style:font-weight-complex="bold"/>
    </style:style>
    <style:style style:name="T2" style:family="text">
      <style:text-properties fo:color="#000000" fo:font-size="14pt" officeooo:rsid="029890f9" style:font-size-asian="14pt" style:font-size-complex="14pt"/>
    </style:style>
    <style:style style:name="T3" style:family="text">
      <style:text-properties fo:color="#000000" style:font-name="Liberation Serif"/>
    </style:style>
    <style:style style:name="T4" style:family="text">
      <style:text-properties fo:color="#000000" style:font-name="Liberation Serif" fo:font-size="16pt" style:font-size-asian="16pt" style:font-size-complex="16pt"/>
    </style:style>
    <style:style style:name="T5" style:family="text">
      <style:text-properties fo:color="#000000" style:font-name="Liberation Serif" fo:font-size="16pt" officeooo:rsid="029890f9" style:font-size-asian="16pt" style:font-size-complex="16pt"/>
    </style:style>
    <style:style style:name="T6" style:family="text">
      <style:text-properties fo:color="#000000" style:font-name="Liberation Serif" fo:font-size="16pt" officeooo:rsid="02cd0d6b" style:font-size-asian="16pt" style:font-size-complex="16pt"/>
    </style:style>
    <style:style style:name="T7" style:family="text">
      <style:text-properties fo:color="#000000" style:font-name="Liberation Serif" fo:font-size="16pt" fo:font-style="normal" style:font-size-asian="16pt" style:font-style-asian="normal" style:font-size-complex="16pt" style:font-style-complex="normal"/>
    </style:style>
    <style:style style:name="T8" style:family="text">
      <style:text-properties fo:color="#000000" style:font-name="Liberation Serif" fo:font-size="16pt" fo:font-style="normal" fo:font-weight="normal" style:font-size-asian="16pt" style:font-style-asian="normal" style:font-weight-asian="normal" style:font-size-complex="16pt" style:font-style-complex="normal" style:font-weight-complex="normal"/>
    </style:style>
    <style:style style:name="T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4pt" style:font-size-asian="14pt" style:font-size-complex="14pt"/>
    </style:style>
    <style:style style:name="T11" style:family="text">
      <style:text-properties fo:color="#000000" style:font-name="Liberation Serif" fo:font-size="14pt" officeooo:rsid="00d61387" style:font-size-asian="14pt" style:font-size-complex="14pt"/>
    </style:style>
    <style:style style:name="T12" style:family="text">
      <style:text-properties fo:color="#000000" style:font-name="Liberation Serif" fo:font-size="14pt" officeooo:rsid="00deb19b" style:font-size-asian="14pt" style:font-size-complex="14pt"/>
    </style:style>
    <style:style style:name="T13" style:family="text">
      <style:text-properties fo:color="#000000" style:font-name="Liberation Serif" fo:font-size="14pt" officeooo:rsid="00da2336" style:font-size-asian="14pt" style:font-size-complex="14pt"/>
    </style:style>
    <style:style style:name="T14" style:family="text">
      <style:text-properties fo:color="#000000" style:font-name="Liberation Serif" fo:font-size="14pt" officeooo:rsid="029890f9" style:font-size-asian="14pt" style:font-size-complex="14pt"/>
    </style:style>
    <style:style style:name="T15" style:family="text">
      <style:text-properties fo:color="#000000" style:font-name="Liberation Serif" fo:font-size="14pt" officeooo:rsid="02a2d113" style:font-size-asian="14pt" style:font-size-complex="14pt"/>
    </style:style>
    <style:style style:name="T16" style:family="text">
      <style:text-properties fo:color="#000000" style:font-name="Liberation Serif" fo:font-size="14pt" officeooo:rsid="02cd0d6b" style:font-size-asian="14pt" style:font-size-complex="14pt"/>
    </style:style>
    <style:style style:name="T17" style:family="text">
      <style:text-properties fo:color="#000000" style:font-name="Liberation Serif" fo:font-size="14pt" fo:font-weight="normal" style:font-size-asian="14pt" style:font-weight-asian="normal" style:font-size-complex="14pt" style:font-weight-complex="normal"/>
    </style:style>
    <style:style style:name="T18" style:family="text">
      <style:text-properties fo:color="#000000" style:font-name="Liberation Serif" fo:font-size="14pt" fo:font-weight="normal" officeooo:rsid="01945c62" style:font-size-asian="14pt" style:font-weight-asian="normal" style:font-size-complex="14pt" style:font-weight-complex="normal"/>
    </style:style>
    <style:style style:name="T19" style:family="text">
      <style:text-properties fo:color="#000000" style:font-name="Liberation Serif" fo:font-size="14pt" fo:font-weight="normal" officeooo:rsid="01d82df6" style:font-size-asian="14pt" style:font-weight-asian="normal" style:font-size-complex="14pt" style:font-weight-complex="normal"/>
    </style:style>
    <style:style style:name="T20" style:family="text">
      <style:text-properties fo:color="#000000" style:font-name="Liberation Serif" fo:font-size="14pt" fo:font-weight="normal" officeooo:rsid="01e46218" style:font-size-asian="14pt" style:font-weight-asian="normal" style:font-size-complex="14pt" style:font-weight-complex="normal"/>
    </style:style>
    <style:style style:name="T21" style:family="text">
      <style:text-properties fo:color="#000000" style:font-name="Liberation Serif" fo:font-size="14pt" fo:font-weight="normal" officeooo:rsid="01e90d8a" style:font-size-asian="14pt" style:font-weight-asian="normal" style:font-size-complex="14pt" style:font-weight-complex="normal"/>
    </style:style>
    <style:style style:name="T22" style:family="text">
      <style:text-properties fo:color="#000000" style:font-name="Liberation Serif" fo:font-size="14pt" fo:font-weight="normal" officeooo:rsid="01f9ffc1" style:font-size-asian="14pt" style:font-weight-asian="normal" style:font-size-complex="14pt" style:font-weight-complex="normal"/>
    </style:style>
    <style:style style:name="T23" style:family="text">
      <style:text-properties fo:color="#000000" style:font-name="Liberation Serif" fo:font-size="14pt" fo:font-weight="normal" officeooo:rsid="00c28e29" style:font-size-asian="14pt" style:font-weight-asian="normal" style:font-size-complex="14pt" style:font-weight-complex="normal"/>
    </style:style>
    <style:style style:name="T24" style:family="text">
      <style:text-properties fo:color="#000000" style:font-name="Liberation Serif" fo:font-size="14pt" fo:font-weight="normal" officeooo:rsid="00c724ff" style:font-size-asian="14pt" style:font-weight-asian="normal" style:font-size-complex="14pt" style:font-weight-complex="normal"/>
    </style:style>
    <style:style style:name="T25" style:family="text">
      <style:text-properties fo:color="#000000" style:font-name="Liberation Serif" fo:font-size="14pt" fo:font-weight="normal" officeooo:rsid="00da2336" style:font-size-asian="14pt" style:font-weight-asian="normal" style:font-size-complex="14pt" style:font-weight-complex="normal"/>
    </style:style>
    <style:style style:name="T26" style:family="text">
      <style:text-properties fo:color="#000000" style:font-name="Liberation Serif" fo:font-size="14pt" fo:font-weight="normal" officeooo:rsid="00e0c5f1" style:font-size-asian="14pt" style:font-weight-asian="normal" style:font-size-complex="14pt" style:font-weight-complex="normal"/>
    </style:style>
    <style:style style:name="T27" style:family="text">
      <style:text-properties fo:color="#000000" style:font-name="Liberation Serif" fo:font-size="14pt" fo:font-weight="normal" officeooo:rsid="00deb19b" style:font-size-asian="14pt" style:font-weight-asian="normal" style:font-size-complex="14pt" style:font-weight-complex="normal"/>
    </style:style>
    <style:style style:name="T28" style:family="text">
      <style:text-properties fo:color="#000000" style:font-name="Liberation Serif" fo:font-size="14pt" fo:font-weight="normal" officeooo:rsid="00caf5a2" style:font-size-asian="14pt" style:font-weight-asian="normal" style:font-size-complex="14pt" style:font-weight-complex="normal"/>
    </style:style>
    <style:style style:name="T29" style:family="text">
      <style:text-properties fo:color="#000000" style:font-name="Liberation Serif" fo:font-size="14pt" fo:font-weight="normal" officeooo:rsid="00f0c027" style:font-size-asian="14pt" style:font-weight-asian="normal" style:font-size-complex="14pt" style:font-weight-complex="normal"/>
    </style:style>
    <style:style style:name="T30" style:family="text">
      <style:text-properties fo:color="#000000" style:font-name="Liberation Serif" fo:font-size="14pt" fo:font-weight="normal" officeooo:rsid="00a9f1aa" style:font-size-asian="14pt" style:font-weight-asian="normal" style:font-size-complex="14pt" style:font-weight-complex="normal"/>
    </style:style>
    <style:style style:name="T31" style:family="text">
      <style:text-properties fo:color="#000000" style:font-name="Liberation Serif" fo:font-size="14pt" fo:font-weight="normal" officeooo:rsid="00a488a8" style:font-size-asian="14pt" style:font-weight-asian="normal" style:font-size-complex="14pt" style:font-weight-complex="normal"/>
    </style:style>
    <style:style style:name="T32" style:family="text">
      <style:text-properties fo:color="#000000" style:font-name="Liberation Serif" fo:font-size="14pt" fo:font-weight="normal" officeooo:rsid="029890f9" style:font-size-asian="14pt" style:font-weight-asian="normal" style:font-size-complex="14pt" style:font-weight-complex="normal"/>
    </style:style>
    <style:style style:name="T33" style:family="text">
      <style:text-properties fo:color="#000000" style:font-name="Liberation Serif" fo:font-size="14pt" fo:font-weight="normal" officeooo:rsid="02a3aab5" style:font-size-asian="14pt" style:font-weight-asian="normal" style:font-size-complex="14pt" style:font-weight-complex="normal"/>
    </style:style>
    <style:style style:name="T34" style:family="text">
      <style:text-properties fo:color="#000000" style:font-name="Liberation Serif" fo:font-size="14pt" fo:font-weight="normal" officeooo:rsid="02cd0d6b" style:font-size-asian="14pt" style:font-weight-asian="normal" style:font-size-complex="14pt" style:font-weight-complex="normal"/>
    </style:style>
    <style:style style:name="T35" style:family="text">
      <style:text-properties fo:color="#000000" style:font-name="Liberation Serif" fo:font-size="14pt" fo:font-weight="bold" style:font-size-asian="14pt" style:font-weight-asian="bold" style:font-size-complex="14pt" style:font-weight-complex="bold"/>
    </style:style>
    <style:style style:name="T36" style:family="text">
      <style:text-properties fo:color="#000000" style:font-name="Liberation Serif" fo:font-size="14pt" fo:font-style="normal" fo:font-weight="bold" style:font-size-asian="14pt" style:font-style-asian="normal" style:font-weight-asian="bold" style:font-size-complex="14pt" style:font-style-complex="normal" style:font-weight-complex="bold"/>
    </style:style>
    <style:style style:name="T37" style:family="text">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T38" style:family="text">
      <style:text-properties fo:color="#000000" style:font-name="Liberation Serif" officeooo:rsid="01a781db"/>
    </style:style>
    <style:style style:name="T39" style:family="text">
      <style:text-properties fo:color="#000000" style:font-name="Liberation Serif" officeooo:rsid="02cd0d6b"/>
    </style:style>
    <style:style style:name="T40" style:family="text">
      <style:text-properties style:text-line-through-style="none" style:text-line-through-type="none" style:text-underline-style="none" style:text-blinking="false" fo:background-color="#ffffff" loext:char-shading-value="0" loext:padding="0cm" loext:border="none"/>
    </style:style>
    <style:style style:name="T41" style:family="text">
      <style:text-properties fo:font-size="16pt" style:font-size-asian="16pt" style:font-size-complex="16pt"/>
    </style:style>
    <style:style style:name="T42" style:family="text">
      <style:text-properties style:font-name="Liberation Serif"/>
    </style:style>
    <style:style style:name="T43" style:family="text">
      <style:text-properties style:font-name="Liberation Serif" fo:font-size="16pt" style:font-size-asian="16pt" style:font-size-complex="16pt"/>
    </style:style>
    <style:style style:name="T44" style:family="text">
      <style:text-properties style:font-name="Liberation Serif" fo:font-size="13pt" style:font-size-asian="13pt" style:font-size-complex="13pt"/>
    </style:style>
    <style:style style:name="T45" style:family="text">
      <style:text-properties style:font-name="Liberation Serif" fo:font-size="13pt" fo:font-weight="bold" style:font-size-asian="13pt" style:font-weight-asian="bold" style:font-size-complex="13pt" style:font-weight-complex="bold"/>
    </style:style>
    <style:style style:name="T46" style:family="text">
      <style:text-properties style:font-name="Liberation Serif" fo:font-size="10pt" fo:font-weight="normal" style:font-size-asian="10pt" style:font-weight-asian="normal" style:font-size-complex="10pt" style:font-weight-complex="normal"/>
    </style:style>
    <style:style style:name="T47" style:family="text">
      <style:text-properties style:font-name="Liberation Serif" fo:font-size="10pt" fo:font-weight="bold" style:font-size-asian="10pt" style:font-weight-asian="bold" style:font-size-complex="10pt" style:font-weight-complex="bold"/>
    </style:style>
    <style:style style:name="T48" style:family="text">
      <style:text-properties style:font-name="Liberation Serif" fo:font-size="14pt" style:font-size-asian="14pt" style:font-size-complex="14pt"/>
    </style:style>
    <style:style style:name="T49" style:family="text">
      <style:text-properties fo:font-size="14pt" style:font-size-asian="14pt" style:font-size-complex="14pt"/>
    </style:style>
    <style:style style:name="T50" style:family="text">
      <style:text-properties fo:font-size="14pt" fo:font-weight="normal" style:font-size-asian="14pt" style:font-weight-asian="normal" style:font-size-complex="14pt" style:font-weight-complex="normal"/>
    </style:style>
    <style:style style:name="T51" style:family="text">
      <style:text-properties fo:font-size="14pt" fo:font-weight="normal" officeooo:rsid="029150f4" style:font-size-asian="14pt" style:font-weight-asian="normal" style:font-size-complex="14pt" style:font-weight-complex="normal"/>
    </style:style>
    <style:style style:name="T52" style:family="text">
      <style:text-properties style:font-name="DejaVu Sans Mono"/>
    </style:style>
    <style:style style:name="T53" style:family="text">
      <style:text-properties style:font-name="DejaVu Sans Mono" fo:font-size="16pt" style:font-size-asian="16pt" style:font-size-complex="16pt"/>
    </style:style>
    <style:style style:name="T54" style:family="text">
      <style:text-properties style:font-name="DejaVu Sans Mono" fo:font-size="14pt" style:font-size-asian="14pt" style:font-size-complex="14pt"/>
    </style:style>
    <style:style style:name="T55" style:family="text">
      <style:text-properties style:font-name="DejaVu Sans Mono"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Apache</text:p>
      <text:h text:style-name="Heading_20_1" text:outline-level="1"><text:span text:style-name="Strong_20_Emphasis"><text:span text:style-name="T43">What is the Apache webserver?</text:span></text:span></text:h>
      <text:list xml:id="list734184901" text:style-name="L1">
        <text:list-item>
          <text:p text:style-name="P12"><text:span text:style-name="Strong_20_Emphasis"><text:span text:style-name="T17">Apache webserver HTTP is a most popular, powerful and Open Source to host websites on the web server by serving web files on the networks.</text:span></text:span></text:p>
        </text:list-item>
        <text:list-item>
          <text:p text:style-name="P12"><text:span text:style-name="Strong_20_Emphasis"><text:span text:style-name="T17">It works on HTTP as in </text:span></text:span><text:span text:style-name="Strong_20_Emphasis"><text:span text:style-name="T35">Hypertext Transfer Protocol</text:span></text:span><text:span text:style-name="Strong_20_Emphasis"><text:span text:style-name="T17">, which provides a standard for servers and client-side web browsers to communicate.</text:span></text:span></text:p>
        </text:list-item>
        <text:list-item>
          <text:p text:style-name="P12"><text:span text:style-name="Strong_20_Emphasis"><text:span text:style-name="T17">It supports SSL, CGI files, Virtual hosting, and many other features.</text:span></text:span></text:p>
        </text:list-item>
      </text:list>
      <text:h text:style-name="Heading_20_6" text:outline-level="6"><text:span text:style-name="Strong_20_Emphasis"><text:span text:style-name="T4">What is Apache Virtual Hosting?</text:span></text:span></text:h>
      <text:p text:style-name="P3"><text:span text:style-name="Strong_20_Emphasis"><text:span text:style-name="T17">Apache Virtual hosting is the concept of hosting multiple website on a single web server. There are two types of Virtual hosts can be setup with Apache are </text:span></text:span></text:p>
      <text:list xml:id="list1513618488" text:style-name="L2">
        <text:list-item>
          <text:p text:style-name="P13"><text:span text:style-name="Strong_20_Emphasis"><text:span text:style-name="T17">Name Based Virtual hosting </text:span></text:span></text:p>
        </text:list-item>
        <text:list-item>
          <text:p text:style-name="P13"><text:span text:style-name="Strong_20_Emphasis"><text:span text:style-name="T17">IP based virtual hosting.</text:span></text:span></text:p>
        </text:list-item>
      </text:list>
      <text:p text:style-name="P4"><text:a xlink:type="simple" xlink:href="https://www.tecmint.com/apache-ip-based-and-name-based-virtual-hosting/" text:style-name="Internet_20_link" text:visited-style-name="Visited_20_Internet_20_Link"><text:span text:style-name="Strong_20_Emphasis"><text:span text:style-name="T18">https://www.tecmint.com/apache-ip-based-and-name-based-virtual-hosting/</text:span></text:span></text:a></text:p>
      <text:h text:style-name="P53" text:outline-level="1"><text:span text:style-name="T4">What do you understand by MPM in Apache?</text:span></text:h>
      <text:p text:style-name="P17">MPM stands for <text:span text:style-name="T1">Multi Processing Modules,</text:span> actually Apache follows some mechanism to accept and complete web server requests.</text:p>
      <text:p text:style-name="P23">Prefork</text:p>
      <text:list xml:id="list1729453682" text:style-name="L4">
        <text:list-item>
          <text:p text:style-name="P15"><text:span text:style-name="Strong_20_Emphasis"><text:span text:style-name="T19">The </text:span></text:span><text:span text:style-name="Source_20_Text"><text:span text:style-name="T20">prefork</text:span></text:span><text:span text:style-name="Strong_20_Emphasis"><text:span text:style-name="T19"> MPM uses multiple child processes with one thread each. Each process handles one connection at a time.</text:span></text:span></text:p>
        </text:list-item>
        <text:list-item>
          <text:p text:style-name="P15"><text:span text:style-name="Strong_20_Emphasis"><text:span text:style-name="T19">The system queues concurrent requests and the MPM waits to process each request until the system becomes available.</text:span></text:span></text:p>
        </text:list-item>
        <text:list-item>
          <text:p text:style-name="P15"><text:span text:style-name="Strong_20_Emphasis"><text:span text:style-name="T19">These scaled child processes may use of a large amount of system RAM.</text:span></text:span></text:p>
        </text:list-item>
      </text:list>
      <text:p text:style-name="P22">Worker</text:p>
      <text:list xml:id="list654390998" text:style-name="L16">
        <text:list-item>
          <text:p text:style-name="P30"><text:span text:style-name="Strong_20_Emphasis"><text:span text:style-name="T21">The </text:span></text:span><text:span text:style-name="Source_20_Text"><text:span text:style-name="T22">worker </text:span></text:span><text:span text:style-name="Strong_20_Emphasis"><text:span text:style-name="T21">MPM uses multiple child processes with many threads each. Each thread handles one connection at a time.</text:span></text:span></text:p>
        </text:list-item>
        <text:list-item>
          <text:p text:style-name="P30"><text:span text:style-name="Strong_20_Emphasis"><text:span text:style-name="T21">Worker generally is a good choice for high-traffic servers because it has a smaller memory footprint than the prefork MPM.</text:span></text:span></text:p>
        </text:list-item>
      </text:list>
      <text:h text:style-name="P47" text:outline-level="1"><text:soft-page-break/>What is the difference between Worker and Prefork MPM?</text:h>
      <text:p text:style-name="P17">Both MPMs, Worker and prefork has their own mechanism to work with Apache. It totally depends on you that in which mode you want to start your Apache.</text:p>
      <text:list xml:id="list1862267544" text:style-name="L17">
        <text:list-item>
          <text:p text:style-name="P31"><text:span text:style-name="Strong_20_Emphasis"><text:span text:style-name="T10">Basic difference between Worker and MPM</text:span></text:span><text:span text:style-name="T10"> is in their process of spawning the child process. In the Prefork MPM, a master httpd process is started and this master process starts manages all other child processes to serve client requests. Whereas, In the worker MPM one httpd process is active, and it uses different threads to serve client requests.</text:span></text:p>
        </text:list-item>
        <text:list-item>
          <text:p text:style-name="P31"><text:span text:style-name="Strong_20_Emphasis"><text:span text:style-name="T10">Prefork MPM</text:span></text:span><text:span text:style-name="T10"> uses multiple child processes with one thread each, where worker MPM uses multiple child processes with many threads each. </text:span></text:p>
        </text:list-item>
        <text:list-item>
          <text:p text:style-name="P31"><text:span text:style-name="Strong_20_Emphasis"><text:span text:style-name="T10">Connection handling</text:span></text:span><text:span text:style-name="T10"> in the Prefork MPM, each process handles one connection at a time, whereas in the Worker mpm each thread handles one connection at a time. </text:span></text:p>
        </text:list-item>
        <text:list-item>
          <text:p text:style-name="P31"><text:span text:style-name="Strong_20_Emphasis"><text:span text:style-name="T10">Memory footprints </text:span></text:span><text:span text:style-name="Strong_20_Emphasis"><text:span text:style-name="T17">Prefork MPM Large memory footprints, where Worker has smaller memory footprints.</text:span></text:span></text:p>
        </text:list-item>
      </text:list>
      <text:h text:style-name="P55" text:outline-level="1"><text:span text:style-name="T10">What’s the use of “LimitRequestBody” and how to put limit on your uploads?</text:span></text:h>
      <text:p text:style-name="P18">LimitRequestBody directive is used to put a limit on the upload size.</text:p>
      <text:p text:style-name="P32"><text:span text:style-name="T10">For example: I want to put limits of </text:span><text:span text:style-name="Strong_20_Emphasis"><text:span text:style-name="T10">100000 Byte</text:span></text:span><text:span text:style-name="T10">s in the folder </text:span><text:span text:style-name="Strong_20_Emphasis"><text:span text:style-name="T10">/var/www/html/tecmin/</text:span></text:span><text:span text:style-name="T10">uploads. So, you need to add following directive in Apache configuration file.</text:span></text:p>
      <text:p text:style-name="P59">&lt;Directory "/var/www/html/tecmint/uploads"&gt;</text:p>
      <text:p text:style-name="P59">LimitRequestBody 100000</text:p>
      <text:p text:style-name="P64">&lt;/Directory&gt;</text:p>
      <text:h text:style-name="P52" text:outline-level="1">How to secure a website hosted on Apache Web Server?</text:h>
      <text:p text:style-name="Text_20_body"><text:span text:style-name="T50">There are multiple ways to </text:span><text:a xlink:type="simple" xlink:href="https://geekflare.com/apache-web-server-hardening-security/" text:style-name="Internet_20_link" text:visited-style-name="Visited_20_Internet_20_Link"><text:span text:style-name="T50">secure the Apache webserver</text:span></text:a><text:span text:style-name="T50"> including the following.</text:span></text:p>
      <text:list xml:id="list3450826723" text:style-name="L22">
        <text:list-item>
          <text:p text:style-name="P37"><text:span text:style-name="T50">Implementation SSL</text:span></text:p>
        </text:list-item>
        <text:list-item>
          <text:p text:style-name="P37"><text:span text:style-name="T50">Integrating web application Firewall like mod_security, etc.</text:span></text:p>
        </text:list-item>
        <text:list-item>
          <text:p text:style-name="P37"><text:span text:style-name="T50">Using cloud-based security providr.</text:span></text:p>
        </text:list-item>
      </text:list>
      <text:h text:style-name="P52" text:outline-level="1">Apache hardening</text:h>
      <text:p text:style-name="P38"><text:a xlink:type="simple" xlink:href="https://geekflare.com/apache-web-server-hardening-security/" text:style-name="Internet_20_link" text:visited-style-name="Visited_20_Internet_20_Link"><text:span text:style-name="T51">https://geekflare.com/apache-web-server-hardening-security/</text:span></text:a></text:p>
      <text:p text:style-name="Text_20_body"><text:span text:style-name="T41"/></text:p>
      <text:h text:style-name="P48" text:outline-level="1"><text:soft-page-break/>What is mod_perl and mod _php?</text:h>
      <text:list xml:id="list1712466147" text:style-name="L7">
        <text:list-item>
          <text:p text:style-name="P16"><text:span text:style-name="Strong_20_Emphasis"><text:span text:style-name="T10">mod_perl</text:span></text:span><text:span text:style-name="T10"> is an Apache module which is compiled with Apache for easy integration and to increase the performance of Perl scripts. </text:span></text:p>
        </text:list-item>
        <text:list-item>
          <text:p text:style-name="P16"><text:span text:style-name="Strong_20_Emphasis"><text:span text:style-name="T10">mod_php</text:span></text:span><text:span text:style-name="T10"> is used for easy integration of PHP scripts by the web server, it embeds the PHP interpreter inside the Apache process. Its forces Apache child process to use more memory and works with Apache only but still very popular.</text:span></text:p>
        </text:list-item>
      </text:list>
      <text:h text:style-name="P48" text:outline-level="1">What is Mod_evasive?</text:h>
      <text:p text:style-name="P18">Its a third-party module which helps us to prevent your web server from the web attacks like DDOS because it performs only one task at a time and performs it very well.</text:p>
      <text:h text:style-name="P50" text:outline-level="1">Which module is needed to connect to WebSphere?</text:h>
      <text:p text:style-name="Text_20_body"><text:span text:style-name="Source_20_Text"><text:span text:style-name="T49">mod_was_ap22_http.so</text:span></text:span><text:span text:style-name="T49"> must be added in </text:span><text:span text:style-name="Source_20_Text"><text:span text:style-name="T49">httpd.conf</text:span></text:span><text:span text:style-name="T49"> file to integrate with IBM WAS.</text:span></text:p>
      <text:h text:style-name="P52" text:outline-level="1">What does 200, 403 &amp; 503 HTTP error codes mean?</text:h>
      <text:list xml:id="list3054305642" text:style-name="L25">
        <text:list-item>
          <text:p text:style-name="P44"><text:span text:style-name="T49">200 – content found and served OK</text:span></text:p>
        </text:list-item>
        <text:list-item>
          <text:p text:style-name="P44"><text:span text:style-name="T49">403 – tried to access restricted file/folder</text:span></text:p>
        </text:list-item>
        <text:list-item>
          <text:p text:style-name="P44"><text:span text:style-name="T49">503 – the server is too busy to serve the request and in other words – service unavailable.</text:span></text:p>
        </text:list-item>
      </text:list>
      <text:h text:style-name="P50" text:outline-level="1">How to assign multiple names to virtual hosts?</text:h>
      <text:p text:style-name="Text_20_body"><text:span text:style-name="T48">You can make use of the </text:span><text:span text:style-name="Source_20_Text"><text:span text:style-name="T48">ServerAlias</text:span></text:span><text:span text:style-name="T48"> directive as shown below</text:span><text:span text:style-name="T43">.</text:span></text:p>
      <text:p text:style-name="Preformatted_20_Text"><text:span text:style-name="Source_20_Text"><text:span text:style-name="T55">ServerName <text:s/>example.com <text:s/></text:span></text:span></text:p>
      <text:p text:style-name="P63"><text:span text:style-name="Source_20_Text"><text:span text:style-name="T55">ServerAlias <text:s text:c="3"/>awesome.com <text:s/>fantastic.com</text:span></text:span></text:p>
      <text:h text:style-name="P50" text:outline-level="1">How to restrict access by Ips?</text:h>
      <text:p text:style-name="Text_20_body"><text:span text:style-name="T48">You may want some of the context root to be accessible by allowed IPs. To do so, you can make use of </text:span><text:a xlink:type="simple" xlink:href="https://httpd.apache.org/docs/2.4/mod/mod_authz_core.html" office:target-frame-name="_blank" xlink:show="new" text:style-name="Internet_20_link" text:visited-style-name="Visited_20_Internet_20_Link"><text:span text:style-name="T48">mod_authz_core</text:span></text:a><text:span text:style-name="T48"> or </text:span><text:a xlink:type="simple" xlink:href="https://httpd.apache.org/docs/2.4/mod/mod_authz_host.html" office:target-frame-name="_blank" xlink:show="new" text:style-name="Internet_20_link" text:visited-style-name="Visited_20_Internet_20_Link"><text:span text:style-name="T48">mod_authz_host</text:span></text:a><text:span text:style-name="T48"> modules to restrict access using the </text:span><text:span text:style-name="Source_20_Text"><text:span text:style-name="T48">Require</text:span></text:span><text:span text:style-name="T48"> directive.</text:span></text:p>
      <text:p text:style-name="Preformatted_20_Text"><text:span text:style-name="Source_20_Text"><text:span text:style-name="T48">Require 10.0.0.2 10.0.0.4 192.168.34.23 192.168.34.23</text:span></text:span></text:p>
      <text:p text:style-name="P28"/>
      <text:p text:style-name="P28"><text:soft-page-break/>By doing above, Apache will serve requests only if requests are made from the listed Ips.</text:p>
      <text:p text:style-name="P45"><text:span text:style-name="T48">You need to specify the </text:span><text:span text:style-name="Source_20_Text"><text:span text:style-name="T48">Require</text:span></text:span><text:span text:style-name="T48"> directive within the directory where you want to allow or deny access to resources.</text:span><text:span text:style-name="Strong_20_Emphasis"><text:span text:style-name="T43"><text:line-break/></text:span></text:span></text:p>
      <text:h text:style-name="P52" text:outline-level="1">How can Apache act as a Proxy Server?</text:h>
      <text:p text:style-name="Text_20_body"><text:span text:style-name="T49">You can use a mod_proxy module to use as a proxy server. The mod_proxy module can be used to connect to the backend server like </text:span><text:a xlink:type="simple" xlink:href="https://geekflare.com/tomcat-load-balancer-using-mod-proxy-and-session-sticky/" text:style-name="Internet_20_link" text:visited-style-name="Visited_20_Internet_20_Link"><text:span text:style-name="T49">Tomcat</text:span></text:a><text:span text:style-name="T49">, WebLogic, WebSphere, etc.</text:span></text:p>
      <text:h text:style-name="P52" text:outline-level="1">How to put Log level in Debug mode?</text:h>
      <text:p text:style-name="P41">Often needed when you are troubleshooting the issue and wish to capture more details. You can change the logging level to debug by ensuring the following in httpd.conf file.</text:p>
      <text:p text:style-name="P62"><text:span text:style-name="Source_20_Text">LogLevel debug</text:span></text:p>
      <text:h text:style-name="P58" text:outline-level="6"/>
      <text:h text:style-name="P52" text:outline-level="1">What is the log level available in Apache?</text:h>
      <text:p text:style-name="P18">The default configuration is set to “<text:span text:style-name="Strong_20_Emphasis">warn</text:span>” however, the following is possible too.</text:p>
      <text:list xml:id="list2139516302" text:style-name="L23">
        <text:list-item>
          <text:p text:style-name="P20">Debug</text:p>
        </text:list-item>
        <text:list-item>
          <text:p text:style-name="P20">info</text:p>
        </text:list-item>
        <text:list-item>
          <text:p text:style-name="P20">warn</text:p>
        </text:list-item>
        <text:list-item>
          <text:p text:style-name="P20">notice</text:p>
        </text:list-item>
        <text:list-item>
          <text:p text:style-name="P20">alarm</text:p>
        </text:list-item>
        <text:list-item>
          <text:p text:style-name="P20">emerg</text:p>
        </text:list-item>
        <text:list-item>
          <text:p text:style-name="P20">error</text:p>
        </text:list-item>
      </text:list>
      <text:p text:style-name="P21"/>
      <text:h text:style-name="P58" text:outline-level="6">What’s the use of mod_ssl and how SSL works with Apache?</text:h>
      <text:list xml:id="list3735755531" text:style-name="L18">
        <text:list-item>
          <text:p text:style-name="P19">Mod_ssl package is an Apache module, which allows Apache to establish its connection and transfer all the data in a secure encrypted environment.</text:p>
        </text:list-item>
        <text:list-item>
          <text:p text:style-name="P19">With the help of SSL certificates, all the Login details and other important secret details get transferred in an encrypted manner over the Internet, which prevents our data from Eavesdropping and IP spoofing.</text:p>
        </text:list-item>
      </text:list>
      <text:h text:style-name="P48" text:outline-level="1"><text:soft-page-break/>How SSL works with Apache?</text:h>
      <text:p text:style-name="P18">Whenever an https requests comes, these three steps Apache follows:</text:p>
      <text:list xml:id="list2920348289" text:style-name="L19">
        <text:list-item>
          <text:p text:style-name="P33"><text:span text:style-name="T10">Apache generates its private key and converts that private key to </text:span><text:span text:style-name="Strong_20_Emphasis"><text:span text:style-name="T10">.CSR</text:span></text:span><text:span text:style-name="T10"> file (Certificate signing request). </text:span></text:p>
        </text:list-item>
        <text:list-item>
          <text:p text:style-name="P33"><text:span text:style-name="T10">Then Apache sends the </text:span><text:span text:style-name="Strong_20_Emphasis"><text:span text:style-name="T10">.csr</text:span></text:span><text:span text:style-name="T10"> file to the </text:span><text:span text:style-name="Strong_20_Emphasis"><text:span text:style-name="T10">CA</text:span></text:span><text:span text:style-name="T10"> (Certificate Authority). </text:span></text:p>
        </text:list-item>
        <text:list-item>
          <text:p text:style-name="P33"><text:span text:style-name="T10">CA will take the </text:span><text:span text:style-name="Strong_20_Emphasis"><text:span text:style-name="T10">.csr</text:span></text:span><text:span text:style-name="T10"> file and convert it to </text:span><text:span text:style-name="Strong_20_Emphasis"><text:span text:style-name="T10">.crt</text:span></text:span><text:span text:style-name="T10"> (certificate) and will send that </text:span><text:span text:style-name="Strong_20_Emphasis"><text:span text:style-name="T10">.crt</text:span></text:span><text:span text:style-name="T10"> file back to Apache to secure and complete the https connection request. </text:span></text:p>
        </text:list-item>
      </text:list>
      <text:h text:style-name="P56" text:outline-level="1"><text:span text:style-name="Strong_20_Emphasis"><text:span text:style-name="T5">How to create CSR?</text:span></text:span></text:h>
      <text:p text:style-name="P39"><text:span text:style-name="Strong_20_Emphasis"><text:span text:style-name="T32">To create new CSR with a private key</text:span></text:span></text:p>
      <text:p text:style-name="P61"><text:span text:style-name="Strong_20_Emphasis"><text:span text:style-name="Source_20_Text"><text:span text:style-name="T32">openssl req -out geekflare.csr -newkey rsa:2048 -nodes -keyout geekflare.key</text:span></text:span></text:span></text:p>
      <text:p text:style-name="P40"><text:span text:style-name="Strong_20_Emphasis"><text:span text:style-name="T15">or </text:span></text:span></text:p>
      <text:p text:style-name="P40"><text:span text:style-name="Strong_20_Emphasis"><text:span text:style-name="T15">You can generate online </text:span></text:span></text:p>
      <text:p text:style-name="P40"><text:a xlink:type="simple" xlink:href="https://csrgenerator.com/" text:style-name="Internet_20_link" text:visited-style-name="Visited_20_Internet_20_Link"><text:span text:style-name="Strong_20_Emphasis"><text:span text:style-name="T33">https://csrgenerator.com/</text:span></text:span></text:a></text:p>
      <text:h text:style-name="P55" text:outline-level="1"><text:span text:style-name="Strong_20_Emphasis"><text:span text:style-name="T4">What is the difference between a restart and a graceful restart of a web server?</text:span></text:span></text:h>
      <text:list xml:id="list282476064" text:style-name="L20">
        <text:list-item>
          <text:p text:style-name="P34"><text:span text:style-name="Strong_20_Emphasis"><text:span text:style-name="T17">During a normal restart, the server is stopped and then started, causing some requests to be lost.</text:span></text:span></text:p>
        </text:list-item>
        <text:list-item>
          <text:p text:style-name="P34"><text:span text:style-name="Strong_20_Emphasis"><text:span text:style-name="T17">A graceful restart allows Apache children to continue to serve their current requests until they can be replaced with children running the new configuration.</text:span></text:span></text:p>
        </text:list-item>
      </text:list>
      <text:h text:style-name="P55" text:outline-level="1"><text:span text:style-name="Strong_20_Emphasis"><text:span text:style-name="T10">What is the main difference between &lt;Location&gt; and &lt;Directory&gt; sections?</text:span></text:span></text:h>
      <text:list xml:id="list114329808" text:style-name="L21">
        <text:list-item>
          <text:p text:style-name="P35"><text:span text:style-name="Strong_20_Emphasis"><text:span text:style-name="T17">Directory sections refer to file system objects.</text:span></text:span></text:p>
        </text:list-item>
        <text:list-item>
          <text:p text:style-name="P35"><text:span text:style-name="Strong_20_Emphasis"><text:span text:style-name="T17">Location sections refer to elements in the address bar of the Web page.</text:span></text:span></text:p>
        </text:list-item>
      </text:list>
      <text:h text:style-name="P55" text:outline-level="1"><text:span text:style-name="Strong_20_Emphasis"><text:span text:style-name="T10">What is DocumentRoot?</text:span></text:span></text:h>
      <text:p text:style-name="P11"><text:span text:style-name="Strong_20_Emphasis"><text:span text:style-name="T30">I</text:span></text:span><text:span text:style-name="Strong_20_Emphasis"><text:span text:style-name="T31">t is a location of files which are accessible by clients. By default, the Apache HTTP server in RedHat Enterprise Linux is configured to serve files from the /var/www/html/ directory.</text:span></text:span></text:p>
      <text:h text:style-name="P55" text:outline-level="1"><text:soft-page-break/><text:span text:style-name="Strong_20_Emphasis"><text:span text:style-name="T10">How to host files in different folder and what is Alias directive?</text:span></text:span></text:h>
      <text:p text:style-name="P36"><text:span text:style-name="Strong_20_Emphasis"><text:span text:style-name="T29">Y</text:span></text:span><text:span text:style-name="Strong_20_Emphasis"><text:span text:style-name="T17">es, this can be achieved by Alias directive in the main Apache configuration file. Alias directive maps resources in File system, it takes a URL path and substitute it with a file or directory path on the system with is set up to redirect.</text:span></text:span></text:p>
      <text:h text:style-name="P54" text:outline-level="1"><text:span text:style-name="Strong_20_Emphasis"><text:span text:style-name="T4">What Is Apache Tomcat?</text:span></text:span></text:h>
      <text:list xml:id="list4031205024" text:style-name="L3">
        <text:list-item>
          <text:p text:style-name="P14"><text:span text:style-name="Strong_20_Emphasis"><text:span text:style-name="T17">Apache Tomcat is an open-source web server and Servlet/JSP container developed by the Apache Software Foundation.</text:span></text:span></text:p>
        </text:list-item>
        <text:list-item>
          <text:p text:style-name="P14"><text:span text:style-name="Strong_20_Emphasis"><text:span text:style-name="T17">Tomcat implements several Java EE specifications including Java Servlet, Java Server Pages (JSP), Java EL, and WebSocket, and provides a “pure Java” HTTP web server environment for Java code to run in.</text:span></text:span></text:p>
        </text:list-item>
        <text:list-item>
          <text:p text:style-name="P14"><text:span text:style-name="Strong_20_Emphasis"><text:span text:style-name="T23">T</text:span></text:span><text:span text:style-name="Strong_20_Emphasis"><text:span text:style-name="T17">he server is nothing but a computer program that provides service to other computers.</text:span></text:span></text:p>
          <text:p text:style-name="P14"><text:span text:style-name="Strong_20_Emphasis"><text:span text:style-name="T10">There are basically two types of server:</text:span></text:span></text:p>
          <text:p text:style-name="P14"><text:span text:style-name="Strong_20_Emphasis"><text:span text:style-name="T24">a) Application Server.</text:span></text:span></text:p>
          <text:p text:style-name="P14"><text:span text:style-name="Strong_20_Emphasis"><text:span text:style-name="T24">b) Web Server.</text:span></text:span></text:p>
          <text:p text:style-name="P14"><text:span text:style-name="Strong_20_Emphasis"><text:span text:style-name="T24">Apache Tomcat offers HTTP protocol, which means the user can connect with the server from anywhere by the URL provided and can access the Java application.</text:span></text:span></text:p>
        </text:list-item>
      </text:list>
      <text:h text:style-name="P57" text:outline-level="1"><text:span text:style-name="Strong_20_Emphasis"><text:span text:style-name="T6">Different between Apache and Tomcat?</text:span></text:span></text:h>
      <text:list xml:id="list1706038384" text:style-name="L24">
        <text:list-item>
          <text:p text:style-name="P43"><text:span text:style-name="Strong_20_Emphasis"><text:span text:style-name="T34">Apache Web is an HTTP server to serve static contents where Tomcat is a servlet container to deploy JSP files.</text:span></text:span></text:p>
        </text:list-item>
        <text:list-item>
          <text:p text:style-name="P43"><text:span text:style-name="Strong_20_Emphasis"><text:span text:style-name="T34">You can always integrate Apache HTTP with Tomcat, however, based on the requirement you need to choose either one. If you need a proper web server, then Apache HTTP else Tomcat for JSP-Servlet Container.</text:span></text:span></text:p>
        </text:list-item>
      </text:list>
      <text:h text:style-name="Heading_20_1" text:outline-level="1"><text:span text:style-name="Strong_20_Emphasis"><text:span text:style-name="T4">Why do we require Apache Tomcat?</text:span></text:span></text:h>
      <text:p text:style-name="P42"><text:span text:style-name="Strong_20_Emphasis"><text:span text:style-name="T17">It is required to run Java Web Applications on the host and server-based systems. It also helps to run JSP and Servlets.</text:span></text:span></text:p>
      <text:h text:style-name="P51" text:outline-level="1"><text:span text:style-name="T10">What is the name of inbuild Web container in Tomcat?</text:span></text:h>
      <text:p text:style-name="P29"><text:span text:style-name="Strong_20_Emphasis"><text:span text:style-name="T28">The name of the inbuilt Web Container in Tomcat is Catalina which is present in the bin directory.</text:span></text:span></text:p>
      <text:p text:style-name="P29"><text:soft-page-break/><text:span text:style-name="Strong_20_Emphasis"><text:span text:style-name="T28">Catalina is used for loading all the requests related to HTTP and can instantiate the objects of GET () and POST () methods.</text:span></text:span></text:p>
      <text:h text:style-name="P51" text:outline-level="1"><text:span text:style-name="Strong_20_Emphasis"><text:span text:style-name="T11">What are the types of connectors used by Apache Tomact.</text:span></text:span></text:h>
      <text:p text:style-name="P29"><text:span text:style-name="Strong_20_Emphasis"><text:span text:style-name="T11">Apache Tomcat basically uses two types of connectors which are as follows:</text:span></text:span></text:p>
      <text:list xml:id="list207075730" text:style-name="L10">
        <text:list-item>
          <text:h text:style-name="P49" text:outline-level="1"><text:span text:style-name="Strong_20_Emphasis"><text:span text:style-name="T13">HTTP Connectors: </text:span></text:span><text:span text:style-name="Strong_20_Emphasis"><text:span text:style-name="T25">HTTP connectors possess attributes which can be modified to determine exactly how it works and access functions such as redirects and proxy forwarding.</text:span></text:span></text:h>
        </text:list-item>
        <text:list-item>
          <text:p text:style-name="P24"><text:span text:style-name="Strong_20_Emphasis"><text:span text:style-name="T12">AJP Connectors: </text:span></text:span><text:span text:style-name="Strong_20_Emphasis"><text:span text:style-name="T26">A</text:span></text:span><text:span text:style-name="Strong_20_Emphasis"><text:span text:style-name="T27">JP connectors follow the AJP protocol in place the of HTTP but work just same as HTTP connectors. They are implemented in Apache Tomcat through the plug-in technology mod_jk.</text:span></text:span><text:span text:style-name="Strong_20_Emphasis"><text:span text:style-name="T12"> </text:span></text:span></text:p>
        </text:list-item>
      </text:list>
      <text:h text:style-name="Heading_20_1" text:outline-level="1"><text:span text:style-name="T10">Which configuration files you will look to understand how Apache communicates to Tomcat?</text:span></text:h>
      <text:p text:style-name="P6">The <text:span text:style-name="T1">mod_jk.conf</text:span> and the <text:span text:style-name="T1">workers.properties</text:span> file is used to specify tomcat related config e.g. which URL should be routed to tomcat, which port to listen etc<text:span text:style-name="T40">.</text:span></text:p>
      <text:h text:style-name="Heading_20_1" text:outline-level="1"><text:span text:style-name="Strong_20_Emphasis"><text:span text:style-name="T10"/></text:span></text:h>
      <text:h text:style-name="Heading_20_1" text:outline-level="1"><text:span text:style-name="Strong_20_Emphasis"><text:span text:style-name="T10">Explain Directory Structure Of Tomcat?</text:span></text:span></text:h>
      <text:p text:style-name="P2"><text:span text:style-name="Strong_20_Emphasis"><text:span text:style-name="Emphasis"><text:span text:style-name="T37">The directory structure of Tomcat are:</text:span></text:span></text:span><text:span text:style-name="Strong_20_Emphasis"><text:span text:style-name="T9"><text:line-break/></text:span></text:span></text:p>
      <text:list xml:id="list1440740360" text:style-name="L13">
        <text:list-item>
          <text:p text:style-name="P25"><text:span text:style-name="Strong_20_Emphasis"><text:span text:style-name="T36">bin: </text:span></text:span><text:span text:style-name="Strong_20_Emphasis"><text:span text:style-name="T37">contain startup, shutdown, and other scripts (*.sh for UNIX and *.bat for Windows systems) and some jar files also there.</text:span></text:span></text:p>
        </text:list-item>
      </text:list>
      <text:list xml:id="list3006474089" text:style-name="L14">
        <text:list-item>
          <text:p text:style-name="P26"><text:span text:style-name="Strong_20_Emphasis"><text:span text:style-name="T36">conf:</text:span></text:span><text:span text:style-name="Strong_20_Emphasis"><text:span text:style-name="T37"> Server configuration files (including server.xml) and related DTDs. The most important file here is server.xml. It is the main configuration file for the container.</text:span></text:span></text:p>
        </text:list-item>
        <text:list-item>
          <text:p text:style-name="P26"><text:span text:style-name="Strong_20_Emphasis"><text:span text:style-name="T36">lib:</text:span></text:span><text:span text:style-name="Strong_20_Emphasis"><text:span text:style-name="T37"> contains JARs that are used by container and Servlet and JSP application programming interfaces (APIs).</text:span></text:span></text:p>
        </text:list-item>
        <text:list-item>
          <text:p text:style-name="P26"><text:span text:style-name="Strong_20_Emphasis"><text:span text:style-name="T36">logs:</text:span></text:span><text:span text:style-name="Strong_20_Emphasis"><text:span text:style-name="T37"> Log and output files.</text:span></text:span></text:p>
        </text:list-item>
        <text:list-item>
          <text:p text:style-name="P26"><text:span text:style-name="Strong_20_Emphasis"><text:span text:style-name="T36">webapps:</text:span></text:span><text:span text:style-name="Strong_20_Emphasis"><text:span text:style-name="T37"> deployed web applications reside in it.</text:span></text:span></text:p>
        </text:list-item>
        <text:list-item>
          <text:p text:style-name="P26"><text:span text:style-name="Strong_20_Emphasis"><text:span text:style-name="T36">work:</text:span></text:span><text:span text:style-name="Strong_20_Emphasis"><text:span text:style-name="T37"> Temporary working directories for web applications and mostly used during in JSP compilation where JSP is converted to a Java servlet.</text:span></text:span></text:p>
        </text:list-item>
        <text:list-item>
          <text:p text:style-name="P26"><text:span text:style-name="Strong_20_Emphasis"><text:span text:style-name="T36">temp:</text:span></text:span><text:span text:style-name="Strong_20_Emphasis"><text:span text:style-name="T37"> Directory used by the JVM for temporary files.</text:span></text:span></text:p>
        </text:list-item>
      </text:list>
      <text:h text:style-name="Heading_20_1" text:outline-level="1"><text:soft-page-break/><text:span text:style-name="Strong_20_Emphasis"><text:span text:style-name="T7">Explain The Concepts Of Tomcat Servlet Container.</text:span></text:span><text:span text:style-name="Strong_20_Emphasis"><text:span text:style-name="T8">?</text:span></text:span></text:h>
      <text:list xml:id="list1100645414" text:style-name="L15">
        <text:list-item>
          <text:p text:style-name="P7">Tomcat Servlet Container is a servlet container. The servlets run in a servlet container.</text:p>
        </text:list-item>
        <text:list-item>
          <text:p text:style-name="P7">The implementation of Java Servlet and the Java Server Pages is performed by this container.</text:p>
        </text:list-item>
        <text:list-item>
          <text:p text:style-name="P7">Provides HTTP web server environment in order to run Java code.</text:p>
        </text:list-item>
        <text:list-item>
          <text:p text:style-name="P7">Reduces garbage collection</text:p>
        </text:list-item>
      </text:list>
      <text:p text:style-name="P5"/>
      <text:h text:style-name="P50" text:outline-level="1">Apache Hardening</text:h>
      <text:p text:style-name="P1"><text:a xlink:type="simple" xlink:href="https://www.tecmint.com/apache-security-tips/" text:style-name="Internet_20_link" text:visited-style-name="Visited_20_Internet_20_Link"><text:span text:style-name="T38">https://www.tecmint.com/apache-security-tips/</text:span></text:a></text:p>
      <text:p text:style-name="P1"><text:a xlink:type="simple" xlink:href="https://hostadvice.com/how-to/how-to-harden-the-apache-web-server-on-centos-7/" text:style-name="Internet_20_link" text:visited-style-name="Visited_20_Internet_20_Link"><text:span text:style-name="T38">https://hostadvice.com/how-to/how-to-harden-the-apache-web-server-on-centos-7/</text:span></text:a></text:p>
      <text:p text:style-name="P8"/>
      <text:p text:style-name="P60">ServerSignature Off</text:p>
      <text:p text:style-name="P65">ServerTokens Prod</text:p>
      <text:p text:style-name="Text_20_body"><text:span text:style-name="T44">The first one, </text:span><text:span text:style-name="Source_20_Text"><text:span text:style-name="T45">ServerSignature Off</text:span></text:span><text:span text:style-name="T44"> tells apache not to display the server version on error pages, or other pages it generates.</text:span></text:p>
      <text:p text:style-name="Text_20_body"><text:span text:style-name="T44">The second one </text:span><text:span text:style-name="Source_20_Text"><text:span text:style-name="T45">ServerTokens Prod</text:span></text:span><text:span text:style-name="T44"> tells apache to only return </text:span><text:span text:style-name="Strong_20_Emphasis"><text:span text:style-name="T44">Apache</text:span></text:span><text:span text:style-name="T44"> in the Server header, returned on every page request.</text:span></text:p>
      <text:p text:style-name="Standard"><text:span text:style-name="Source_20_Text"><text:span text:style-name="T46">HTTP/1.1 200 OK</text:span></text:span></text:p>
      <text:p text:style-name="Standard"><text:span text:style-name="Source_20_Text"><text:span text:style-name="T46">Date: Sun, 10 Feb 2012 07:24:47 GMT</text:span></text:span></text:p>
      <text:p text:style-name="Standard"><text:span text:style-name="Source_20_Text"><text:span text:style-name="T47">Server: Apache</text:span></text:span></text:p>
      <text:p text:style-name="Standard"><text:span text:style-name="Source_20_Text"><text:span text:style-name="T46">Vary: Accept-Encoding,Cookie</text:span></text:span></text:p>
      <text:p text:style-name="P27"/>
      <table:table table:name="Table1" table:style-name="Table1">
        <table:table-column table:style-name="Table1.A"/>
        <table:table-column table:style-name="Table1.B"/>
        <table:table-row>
          <table:table-cell table:style-name="Table1.A1" office:value-type="string">
            <text:p text:style-name="P68">ServerTokens Value</text:p>
          </table:table-cell>
          <table:table-cell table:style-name="Table1.A1" office:value-type="string">
            <text:p text:style-name="P68">Server Sends</text:p>
          </table:table-cell>
        </table:table-row>
        <table:table-row>
          <table:table-cell table:style-name="Table1.A1" office:value-type="string">
            <text:p text:style-name="P66">Full (or not specificed)</text:p>
          </table:table-cell>
          <table:table-cell table:style-name="Table1.A1" office:value-type="string">
            <text:p text:style-name="P66">Server: Apache/2.2.17 (Win32) PHP/5.2.17</text:p>
          </table:table-cell>
        </table:table-row>
        <table:table-row>
          <table:table-cell table:style-name="Table1.A1" office:value-type="string">
            <text:p text:style-name="P67">Prod (or ProductOnly)</text:p>
          </table:table-cell>
          <table:table-cell table:style-name="Table1.A1" office:value-type="string">
            <text:p text:style-name="P67">Server: Apache</text:p>
          </table:table-cell>
        </table:table-row>
        <table:table-row>
          <table:table-cell table:style-name="Table1.A1" office:value-type="string">
            <text:p text:style-name="P66">Major</text:p>
          </table:table-cell>
          <table:table-cell table:style-name="Table1.A1" office:value-type="string">
            <text:p text:style-name="P66">Server: Apache/2</text:p>
          </table:table-cell>
        </table:table-row>
        <table:table-row>
          <table:table-cell table:style-name="Table1.A1" office:value-type="string">
            <text:p text:style-name="P66">Minor</text:p>
          </table:table-cell>
          <table:table-cell table:style-name="Table1.A1" office:value-type="string">
            <text:p text:style-name="P66">Server: Apache/2.2</text:p>
          </table:table-cell>
        </table:table-row>
        <table:table-row>
          <table:table-cell table:style-name="Table1.A1" office:value-type="string">
            <text:p text:style-name="P66">Min (or Minimal)</text:p>
          </table:table-cell>
          <table:table-cell table:style-name="Table1.A1" office:value-type="string">
            <text:p text:style-name="P66">Server: Apache/2.2.17</text:p>
          </table:table-cell>
        </table:table-row>
        <table:table-row>
          <table:table-cell table:style-name="Table1.A1" office:value-type="string">
            <text:p text:style-name="P66">OS</text:p>
          </table:table-cell>
          <table:table-cell table:style-name="Table1.A1" office:value-type="string">
            <text:p text:style-name="P66">Server: Apache/2.2.17 (Win32)</text:p>
          </table:table-cell>
        </table:table-row>
      </table:table>
      <text:p text:style-name="P27"/>
      <text:p text:style-name="P9">Pending</text:p>
      <text:p text:style-name="P10">proxypas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4:32:26.925877710</meta:creation-date>
    <meta:generator>LibreOffice/6.0.7.3$Linux_X86_64 LibreOffice_project/00m0$Build-3</meta:generator>
    <dc:date>2021-02-22T16:00:55.644118697</dc:date>
    <meta:editing-duration>PT5H58M12S</meta:editing-duration>
    <meta:editing-cycles>443</meta:editing-cycles>
    <meta:document-statistic meta:table-count="1" meta:image-count="0" meta:object-count="0" meta:page-count="8" meta:paragraph-count="159" meta:word-count="1862" meta:character-count="11306" meta:non-whitespace-character-count="9639"/>
  </office:meta>
</office:document-meta>
</file>